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Pictures/10000000000000780000007894CC053CC43F02C3.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paragraph-properties fo:margin-top="0cm" fo:margin-bottom="0.499cm" style:contextual-spacing="false"/>
    </style:style>
    <style:style style:name="P2" style:family="paragraph" style:parent-style-name="Text_20_body">
      <style:paragraph-properties fo:margin-top="0cm" fo:margin-bottom="0cm" style:contextual-spacing="false"/>
    </style:style>
    <style:style style:name="P3" style:family="paragraph" style:parent-style-name="Text_20_body">
      <style:paragraph-properties fo:margin-left="0cm" fo:margin-right="0cm" fo:text-indent="0cm" style:auto-text-indent="false"/>
    </style:style>
    <style:style style:name="P4" style:family="paragraph" style:parent-style-name="Text_20_body">
      <style:text-properties officeooo:paragraph-rsid="00011ec9"/>
    </style:style>
    <style:style style:name="P5" style:family="paragraph" style:parent-style-name="Text_20_body">
      <style:text-properties fo:font-weight="bold" officeooo:paragraph-rsid="00011ec9" style:font-weight-asian="bold" style:font-weight-complex="bold"/>
    </style:style>
    <style:style style:name="P6" style:family="paragraph" style:parent-style-name="Text_20_body">
      <style:text-properties officeooo:rsid="0001899e" officeooo:paragraph-rsid="0001899e"/>
    </style:style>
    <style:style style:name="P7" style:family="paragraph" style:parent-style-name="Text_20_body">
      <style:text-properties officeooo:paragraph-rsid="000359d9"/>
    </style:style>
    <style:style style:name="P8" style:family="paragraph" style:parent-style-name="Text_20_body" style:list-style-name="L1"/>
    <style:style style:name="P9" style:family="paragraph" style:parent-style-name="Text_20_body" style:list-style-name="L1">
      <style:paragraph-properties fo:margin-top="0cm" fo:margin-bottom="0cm" style:contextual-spacing="false"/>
    </style:style>
    <style:style style:name="P10" style:family="paragraph" style:parent-style-name="Text_20_body" style:list-style-name="L2"/>
    <style:style style:name="P11" style:family="paragraph" style:parent-style-name="Text_20_body" style:list-style-name="L2">
      <style:paragraph-properties fo:margin-top="0cm" fo:margin-bottom="0cm" style:contextual-spacing="false"/>
    </style:style>
    <style:style style:name="P12" style:family="paragraph" style:parent-style-name="Text_20_body" style:list-style-name="L3"/>
    <style:style style:name="P13" style:family="paragraph" style:parent-style-name="Text_20_body" style:list-style-name="L3">
      <style:paragraph-properties fo:margin-top="0cm" fo:margin-bottom="0cm" style:contextual-spacing="false"/>
    </style:style>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P18" style:family="paragraph" style:parent-style-name="Text_20_body" style:list-style-name="L6"/>
    <style:style style:name="P19" style:family="paragraph" style:parent-style-name="Text_20_body" style:list-style-name="L6">
      <style:paragraph-properties fo:margin-top="0cm" fo:margin-bottom="0cm" style:contextual-spacing="false"/>
    </style:style>
    <style:style style:name="P20" style:family="paragraph" style:parent-style-name="Text_20_body" style:list-style-name="L7"/>
    <style:style style:name="P21" style:family="paragraph" style:parent-style-name="Text_20_body" style:list-style-name="L7">
      <style:paragraph-properties fo:margin-top="0cm" fo:margin-bottom="0cm" style:contextual-spacing="false"/>
    </style:style>
    <style:style style:name="P22" style:family="paragraph" style:parent-style-name="Text_20_body">
      <style:text-properties officeooo:paragraph-rsid="00011ec9"/>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5">Describe micro-service architectures - web front ends, REST APIs, data stores, event processing and other kinds of integration between components. What are the key considerations for architecture, maintainability, and reliability in these large systems? </text:p>
      <text:p text:style-name="P4"/>
      <text:p text:style-name="P4"><text:a xlink:type="simple" xlink:href="https://www.ibm.com/topics/microservices" text:style-name="Internet_20_link" text:visited-style-name="Visited_20_Internet_20_Link">https://www.ibm.com/topics/microservices</text:a></text:p>
      <text:p text:style-name="P4"><text:a xlink:type="simple" xlink:href="https://aws.amazon.com/microservices/" text:style-name="Internet_20_link" text:visited-style-name="Visited_20_Internet_20_Link">https://aws.amazon.com/microservices/</text:a></text:p>
      <text:p text:style-name="P4">https://kafka.apache.org/intro</text:p>
      <text:p text:style-name="P4">Microservices architecture is an approach to software development where a large application is broken down into small, independent services that can be developed, deployed, and scaled independently.</text:p>
      <text:p text:style-name="P4">Each microservice is a self-contained unit with its own business logic and data storage, and it communicates with other services through well-defined APIs (Application Programming Interfaces). Here are key components and considerations for microservices architecture:</text:p>
      <text:list text:style-name="L1">
        <text:list-item>
          <text:p text:style-name="P8"><text:span text:style-name="Strong_20_Emphasis">Web Front Ends:</text:span></text:p>
          <text:list>
            <text:list-item>
              <text:p text:style-name="P9">Microservices often have their own user interfaces (UIs) or front ends that communicate with the backend services through APIs.</text:p>
            </text:list-item>
            <text:list-item>
              <text:p text:style-name="P9">The front ends can be implemented using various technologies such as single-page applications (SPAs), server-side rendering, or native mobile applications.</text:p>
            </text:list-item>
          </text:list>
        </text:list-item>
        <text:list-item>
          <text:p text:style-name="P8"><text:span text:style-name="Strong_20_Emphasis">REST APIs:</text:span></text:p>
          <text:list>
            <text:list-item>
              <text:p text:style-name="P9">RESTful APIs are commonly used for communication between microservices. They provide a lightweight and stateless way for services to interact over HTTP.</text:p>
            </text:list-item>
            <text:list-item>
              <text:p text:style-name="P9">Well-defined and consistent API contracts are crucial for the interoperability of microservices.</text:p>
            </text:list-item>
          </text:list>
        </text:list-item>
        <text:list-item>
          <text:p text:style-name="P8"><text:span text:style-name="Strong_20_Emphasis">Data Stores:</text:span></text:p>
          <text:list>
            <text:list-item>
              <text:p text:style-name="P9">Each microservice typically has its own database, which may be chosen based on the specific needs of the service.</text:p>
            </text:list-item>
            <text:list-item>
              <text:p text:style-name="P9">Databases can be relational, NoSQL, or in-memory stores, depending on the requirements of the individual microservice.</text:p>
            </text:list-item>
          </text:list>
        </text:list-item>
        <text:list-item>
          <text:p text:style-name="P8"><text:span text:style-name="Strong_20_Emphasis">Event Processing:</text:span></text:p>
          <text:list>
            <text:list-item>
              <text:p text:style-name="P9">Event-driven architectures are often employed for communication between microservices.</text:p>
            </text:list-item>
            <text:list-item>
              <text:p text:style-name="P9">Services can emit events when certain actions occur, and other services can subscribe to these events to react accordingly.</text:p>
            </text:list-item>
            <text:list-item>
              <text:p text:style-name="P9">Message brokers like Kafka or RabbitMQ are commonly used for handling events.</text:p>
            </text:list-item>
          </text:list>
        </text:list-item>
        <text:list-item>
          <text:p text:style-name="P8"><text:span text:style-name="Strong_20_Emphasis">Integration Between Components:</text:span></text:p>
          <text:list>
            <text:list-item>
              <text:p text:style-name="P9">Effective integration is crucial. Service discovery mechanisms, such as Consul or Eureka, can be used to help microservices locate and communicate with each other dynamically.</text:p>
            </text:list-item>
            <text:list-item>
              <text:p text:style-name="P9">API gateways can be employed to manage external communication, handle authentication, and enforce security policies.</text:p>
            </text:list-item>
          </text:list>
        </text:list-item>
        <text:list-item>
          <text:p text:style-name="P8"><text:soft-page-break/><text:span text:style-name="Strong_20_Emphasis">Key Considerations for Architecture:</text:span></text:p>
          <text:list>
            <text:list-item>
              <text:p text:style-name="P9"><text:span text:style-name="Strong_20_Emphasis">Decomposition:</text:span> Breaking down the application into the right-sized microservices is crucial. It requires identifying the boundaries of services based on business capabilities.</text:p>
            </text:list-item>
            <text:list-item>
              <text:p text:style-name="P9"><text:span text:style-name="Strong_20_Emphasis">Autonomy:</text:span> Microservices should be independent, allowing for independent development, deployment, and scaling. This autonomy enables faster releases and greater flexibility.</text:p>
            </text:list-item>
            <text:list-item>
              <text:p text:style-name="P9"><text:span text:style-name="Strong_20_Emphasis">Resilience:</text:span> Microservices need to be resilient to failures. Implementing circuit breakers, retries, and fallback mechanisms can enhance system reliability.</text:p>
            </text:list-item>
            <text:list-item>
              <text:p text:style-name="P9"><text:span text:style-name="Strong_20_Emphasis">Observability:</text:span> Monitoring, logging, and tracing are essential for understanding the behavior of microservices. Tools like Prometheus, Grafana, and Jaeger can be used for observability.</text:p>
            </text:list-item>
          </text:list>
        </text:list-item>
        <text:list-item>
          <text:p text:style-name="P8"><text:span text:style-name="Strong_20_Emphasis">Maintainability:</text:span></text:p>
          <text:list>
            <text:list-item>
              <text:p text:style-name="P9"><text:span text:style-name="Strong_20_Emphasis">Versioning:</text:span> API versioning is important to ensure that changes to microservices do not break existing clients. Semantic versioning is a common practice.</text:p>
            </text:list-item>
            <text:list-item>
              <text:p text:style-name="P9"><text:span text:style-name="Strong_20_Emphasis">Documentation:</text:span> Well-documented APIs and service contracts are crucial for both internal and external developers working with microservices.</text:p>
            </text:list-item>
            <text:list-item>
              <text:p text:style-name="P9"><text:span text:style-name="Strong_20_Emphasis">Testing:</text:span> Automated testing, including unit tests, integration tests, and end-to-end tests, is vital for ensuring the reliability and maintainability of microservices.</text:p>
            </text:list-item>
          </text:list>
        </text:list-item>
        <text:list-item>
          <text:p text:style-name="P8"><text:span text:style-name="Strong_20_Emphasis">Reliability:</text:span></text:p>
          <text:list>
            <text:list-item>
              <text:p text:style-name="P9"><text:span text:style-name="Strong_20_Emphasis">Redundancy:</text:span> Microservices should be deployed redundantly across multiple servers and data centers to ensure high availability.</text:p>
            </text:list-item>
            <text:list-item>
              <text:p text:style-name="P9"><text:span text:style-name="Strong_20_Emphasis">Fault Tolerance:</text:span> Implementing strategies like retry mechanisms, graceful degradation, and circuit breakers can help handle failures more gracefully.</text:p>
            </text:list-item>
            <text:list-item>
              <text:p text:style-name="P8"><text:span text:style-name="Strong_20_Emphasis">Monitoring and Alerting:</text:span> Continuous monitoring of the health and performance of microservices, coupled with alerting, is crucial for identifying and addressing issues promptly.</text:p>
            </text:list-item>
          </text:list>
        </text:list-item>
      </text:list>
      <text:p text:style-name="Text_20_body">In summary, microservices architecture provides scalability, flexibility, and the ability to develop and deploy services independently. However, it also introduces challenges in terms of coordination, communication, and maintenance, which must be carefully addressed for the overall success of the system.</text:p>
      <text:p text:style-name="Text_20_body"/>
      <text:p text:style-name="P1">Can you suggest an example of these microservices in operation?</text:p>
      <text:p text:style-name="P3">Certainly! Let's consider an example of an e-commerce application that utilizes a microservices architecture. In this scenario, various microservices work together to provide a seamless and scalable e-commerce experience.</text:p>
      <text:list text:style-name="L2">
        <text:list-item>
          <text:p text:style-name="P10"><text:span text:style-name="Strong_20_Emphasis">User Service:</text:span></text:p>
          <text:list>
            <text:list-item>
              <text:p text:style-name="P11">Manages user registration, authentication, and profile information.</text:p>
            </text:list-item>
            <text:list-item>
              <text:p text:style-name="P11">Exposes REST APIs for user-related operations.</text:p>
            </text:list-item>
          </text:list>
        </text:list-item>
        <text:list-item>
          <text:p text:style-name="P10"><text:span text:style-name="Strong_20_Emphasis">Product Service:</text:span></text:p>
          <text:list>
            <text:list-item>
              <text:p text:style-name="P11"><text:soft-page-break/>Handles product catalog management, including adding, updating, and deleting products.</text:p>
            </text:list-item>
            <text:list-item>
              <text:p text:style-name="P11">Exposes REST APIs for retrieving product information.</text:p>
            </text:list-item>
          </text:list>
        </text:list-item>
        <text:list-item>
          <text:p text:style-name="P10"><text:span text:style-name="Strong_20_Emphasis">Order Service:</text:span></text:p>
          <text:list>
            <text:list-item>
              <text:p text:style-name="P11">Manages the creation, processing, and fulfillment of orders.</text:p>
            </text:list-item>
            <text:list-item>
              <text:p text:style-name="P11">Communicates with the User Service to associate orders with specific users.</text:p>
            </text:list-item>
            <text:list-item>
              <text:p text:style-name="P11">Utilizes event processing to update inventory levels in the Product Service.</text:p>
            </text:list-item>
          </text:list>
        </text:list-item>
        <text:list-item>
          <text:p text:style-name="P10"><text:span text:style-name="Strong_20_Emphasis">Payment Service:</text:span></text:p>
          <text:list>
            <text:list-item>
              <text:p text:style-name="P11">Handles payment processing for orders.</text:p>
            </text:list-item>
            <text:list-item>
              <text:p text:style-name="P11">Communicates with the Order Service to confirm successful payments.</text:p>
            </text:list-item>
          </text:list>
        </text:list-item>
        <text:list-item>
          <text:p text:style-name="P10"><text:span text:style-name="Strong_20_Emphasis">Notification Service:</text:span></text:p>
          <text:list>
            <text:list-item>
              <text:p text:style-name="P11">Sends notifications (email, SMS, etc.) to users regarding order status updates, promotions, etc.</text:p>
            </text:list-item>
            <text:list-item>
              <text:p text:style-name="P11">Subscribes to events from the Order Service to trigger notifications.</text:p>
            </text:list-item>
          </text:list>
        </text:list-item>
        <text:list-item>
          <text:p text:style-name="P10"><text:span text:style-name="Strong_20_Emphasis">Recommendation Service:</text:span></text:p>
          <text:list>
            <text:list-item>
              <text:p text:style-name="P11">Provides product recommendations based on user behavior and purchase history.</text:p>
            </text:list-item>
            <text:list-item>
              <text:p text:style-name="P11">Exposes REST APIs for retrieving personalized recommendations.</text:p>
            </text:list-item>
          </text:list>
        </text:list-item>
        <text:list-item>
          <text:p text:style-name="P10"><text:span text:style-name="Strong_20_Emphasis">API Gateway:</text:span></text:p>
          <text:list>
            <text:list-item>
              <text:p text:style-name="P11">Acts as the entry point for external clients (e.g., web browsers, mobile apps).</text:p>
            </text:list-item>
            <text:list-item>
              <text:p text:style-name="P11">Routes requests to the appropriate microservices.</text:p>
            </text:list-item>
            <text:list-item>
              <text:p text:style-name="P11">Handles authentication, rate limiting, and other cross-cutting concerns.</text:p>
            </text:list-item>
          </text:list>
        </text:list-item>
        <text:list-item>
          <text:p text:style-name="P10"><text:span text:style-name="Strong_20_Emphasis">Event Bus (Message Broker):</text:span></text:p>
          <text:list>
            <text:list-item>
              <text:p text:style-name="P11">Facilitates asynchronous communication between microservices.</text:p>
            </text:list-item>
            <text:list-item>
              <text:p text:style-name="P10">Used by services like Order and Notification for event-driven interactions.</text:p>
            </text:list-item>
          </text:list>
        </text:list-item>
      </text:list>
      <text:p text:style-name="Text_20_body"><text:span text:style-name="Strong_20_Emphasis">Example Flow:</text:span></text:p>
      <text:list text:style-name="L3">
        <text:list-item>
          <text:p text:style-name="P13">A user registers or logs in via the User Service.</text:p>
        </text:list-item>
        <text:list-item>
          <text:p text:style-name="P13">The user browses products using the Product Service API.</text:p>
        </text:list-item>
        <text:list-item>
          <text:p text:style-name="P13">The user adds products to their cart, triggering the Order Service to create a new order.</text:p>
        </text:list-item>
        <text:list-item>
          <text:p text:style-name="P13">The Payment Service processes the payment for the order.</text:p>
        </text:list-item>
        <text:list-item>
          <text:p text:style-name="P13">The Order Service updates the order status and triggers events.</text:p>
        </text:list-item>
        <text:list-item>
          <text:p text:style-name="P13">The Notification Service subscribes to these events and sends order status notifications to the user.</text:p>
        </text:list-item>
        <text:list-item>
          <text:p text:style-name="P12">The Recommendation Service continually analyzes user behavior and provides personalized product recommendations.</text:p>
        </text:list-item>
      </text:list>
      <text:p text:style-name="Text_20_body"><text:span text:style-name="Strong_20_Emphasis">Key Considerations:</text:span></text:p>
      <text:list text:style-name="L4">
        <text:list-item>
          <text:p text:style-name="P15">Each microservice is responsible for a specific domain, promoting autonomy.</text:p>
        </text:list-item>
        <text:list-item>
          <text:p text:style-name="P15">Services communicate through well-defined APIs and events.</text:p>
        </text:list-item>
        <text:list-item>
          <text:p text:style-name="P15">The system is scalable, allowing each microservice to be deployed and scaled independently.</text:p>
        </text:list-item>
        <text:list-item>
          <text:p text:style-name="P14">Failures in one microservice (e.g., Payment Service) do not necessarily impact the entire system due to isolation and resilience mechanisms.</text:p>
        </text:list-item>
      </text:list>
      <text:p text:style-name="Text_20_body"><text:soft-page-break/>This example illustrates how microservices enable the development of modular, independent components that collectively form a robust and scalable e-commerce platform.</text:p>
      <text:p text:style-name="P2"><draw:frame draw:style-name="fr1" draw:name="Image1" text:anchor-type="as-char" svg:width="0.635cm" svg:height="0.635cm" draw:z-index="0"><draw:image xlink:href="Pictures/10000000000000780000007894CC053CC43F02C3.png" xlink:type="simple" xlink:show="embed" xlink:actuate="onLoad" draw:mime-type="image/png"/><svg:title>User</svg:title></draw:frame></text:p>
      <text:p text:style-name="Text_20_body">You said " Well-documented APIs and service contracts are crucial for both internal and external developers working with microservices" What do you mean by "service contracts"?</text:p>
      <text:p text:style-name="P3">In the context of microservices, a "service contract" refers to the set of rules, specifications, and expectations that define how a microservice can be used and interacted with by other services. It serves as a formal agreement between the service provider and its consumers, outlining the expected behavior, inputs, outputs, and any other relevant details.</text:p>
      <text:p text:style-name="Text_20_body">Service contracts in microservices typically include:</text:p>
      <text:list text:style-name="L5">
        <text:list-item>
          <text:p text:style-name="P16"><text:span text:style-name="Strong_20_Emphasis">API Documentation:</text:span></text:p>
          <text:list>
            <text:list-item>
              <text:p text:style-name="P17">Clearly defined endpoints, methods, and data formats for communication.</text:p>
            </text:list-item>
            <text:list-item>
              <text:p text:style-name="P17">Information on how to authenticate and authorize requests.</text:p>
            </text:list-item>
            <text:list-item>
              <text:p text:style-name="P17">Any specific headers or parameters required for successful interactions.</text:p>
            </text:list-item>
          </text:list>
        </text:list-item>
        <text:list-item>
          <text:p text:style-name="P16"><text:span text:style-name="Strong_20_Emphasis">Data Formats:</text:span></text:p>
          <text:list>
            <text:list-item>
              <text:p text:style-name="P17">Specification of the data formats used for request and response payloads. This may include JSON, XML, or other serialization formats.</text:p>
            </text:list-item>
            <text:list-item>
              <text:p text:style-name="P17">Rules for data validation and error handling.</text:p>
            </text:list-item>
          </text:list>
        </text:list-item>
        <text:list-item>
          <text:p text:style-name="P16"><text:span text:style-name="Strong_20_Emphasis">Error Handling:</text:span></text:p>
          <text:list>
            <text:list-item>
              <text:p text:style-name="P17">Definition of error codes and messages that may be returned by the service.</text:p>
            </text:list-item>
            <text:list-item>
              <text:p text:style-name="P17">Guidelines on how errors should be communicated and handled by clients.</text:p>
            </text:list-item>
          </text:list>
        </text:list-item>
        <text:list-item>
          <text:p text:style-name="P16"><text:span text:style-name="Strong_20_Emphasis">Rate Limiting and Throttling:</text:span></text:p>
          <text:list>
            <text:list-item>
              <text:p text:style-name="P17">If applicable, information on rate limits and throttling mechanisms to control the frequency of requests from clients.</text:p>
            </text:list-item>
          </text:list>
        </text:list-item>
        <text:list-item>
          <text:p text:style-name="P16"><text:span text:style-name="Strong_20_Emphasis">Versioning:</text:span></text:p>
          <text:list>
            <text:list-item>
              <text:p text:style-name="P17">Guidelines on how versioning is handled to ensure backward compatibility and smooth transitions when changes are made to the service.</text:p>
            </text:list-item>
          </text:list>
        </text:list-item>
        <text:list-item>
          <text:p text:style-name="P16"><text:span text:style-name="Strong_20_Emphasis">Contractual Agreements:</text:span></text:p>
          <text:list>
            <text:list-item>
              <text:p text:style-name="P16">Any additional agreements or expectations between the service provider and consumers, such as service-level agreements (SLAs) or usage policies.</text:p>
            </text:list-item>
          </text:list>
        </text:list-item>
      </text:list>
      <text:p text:style-name="Text_20_body">Service contracts play a crucial role in maintaining the independence and autonomy of microservices. By clearly defining how services interact with each other, developers can make changes to their services without affecting others, as long as they adhere to the established contracts. This allows for greater flexibility, easier integration, and smoother collaboration in large, distributed systems where multiple teams may be responsible for different microservices. Additionally, well-documented service contracts contribute to overall system reliability and maintainability.</text:p>
      <text:p text:style-name="Text_20_body"/>
      <text:p text:style-name="Text_20_body"/>
      <text:p text:style-name="Text_20_body"><text:soft-page-break/></text:p>
      <text:p text:style-name="Text_20_body"/>
      <text:p text:style-name="Text_20_body"/>
      <text:p text:style-name="Text_20_body"/>
      <text:p text:style-name="P6"><text:bookmark text:name="prompt-textarea"/>How do you think microservices might be used in an open source software company like Canonical?</text:p>
      <text:p text:style-name="Text_20_body">Microservices can be leveraged in various ways within an open-source software company like Canonical, known for its contributions to projects such as Ubuntu and Kubernetes. Here are some ways microservices might be used in such an environment:</text:p>
      <text:list text:style-name="L6">
        <text:list-item>
          <text:p text:style-name="P18"><text:span text:style-name="Strong_20_Emphasis">Scalable Infrastructure:</text:span></text:p>
          <text:list>
            <text:list-item>
              <text:p text:style-name="P19">Canonical could use microservices to build a scalable and modular infrastructure for its various services. Each service can handle specific functionalities, such as user authentication, package management, or system updates.</text:p>
            </text:list-item>
          </text:list>
        </text:list-item>
        <text:list-item>
          <text:p text:style-name="P18"><text:span text:style-name="Strong_20_Emphasis">Distributed Development:</text:span></text:p>
          <text:list>
            <text:list-item>
              <text:p text:style-name="P19">Microservices allow for distributed development teams to work on different services independently. Canonical may have teams focused on specific projects, and each project could be built and deployed as a set of microservices.</text:p>
            </text:list-item>
          </text:list>
        </text:list-item>
        <text:list-item>
          <text:p text:style-name="P18"><text:span text:style-name="Strong_20_Emphasis">Ubuntu Software Center:</text:span></text:p>
          <text:list>
            <text:list-item>
              <text:p text:style-name="P19">The Ubuntu Software Center, which provides a platform for users to discover and install software, could be implemented using microservices. Different services could handle tasks like search, software recommendations, reviews, and package management.</text:p>
            </text:list-item>
          </text:list>
        </text:list-item>
        <text:list-item>
          <text:p text:style-name="P18"><text:span text:style-name="Strong_20_Emphasis">Leveraging Kubernetes:</text:span></text:p>
          <text:list>
            <text:list-item>
              <text:p text:style-name="P19">Canonical is involved in the development and support of Kubernetes. Microservices architecture aligns well with container orchestration, and Canonical might use microservices to build and enhance tools and services around Kubernetes.</text:p>
            </text:list-item>
          </text:list>
        </text:list-item>
        <text:list-item>
          <text:p text:style-name="P18"><text:span text:style-name="Strong_20_Emphasis">Snap Ecosystem:</text:span></text:p>
          <text:list>
            <text:list-item>
              <text:p text:style-name="P19">Canonical's Snap packaging format allows developers to package applications with their dependencies. Microservices could be used to power the Snap Store and related services, managing aspects like authentication, analytics, and updates.</text:p>
            </text:list-item>
          </text:list>
        </text:list-item>
        <text:list-item>
          <text:p text:style-name="P18"><text:span text:style-name="Strong_20_Emphasis">Continuous Integration/Continuous Deployment (CI/CD):</text:span></text:p>
          <text:list>
            <text:list-item>
              <text:p text:style-name="P19">Microservices can enhance Canonical's CI/CD pipelines, allowing for independent testing and deployment of various components. Each microservice can have its own CI/CD pipeline, enabling faster releases.</text:p>
            </text:list-item>
          </text:list>
        </text:list-item>
        <text:list-item>
          <text:p text:style-name="P18"><text:span text:style-name="Strong_20_Emphasis">Developer Portals and APIs:</text:span></text:p>
          <text:list>
            <text:list-item>
              <text:p text:style-name="P19">Canonical may use microservices to provide developer portals and APIs for third-party developers. These microservices can manage developer authentication, access control, and provide documentation for integrating with Canonical's platforms.</text:p>
            </text:list-item>
          </text:list>
        </text:list-item>
        <text:list-item>
          <text:p text:style-name="P18"><text:span text:style-name="Strong_20_Emphasis">Analytics and Monitoring:</text:span></text:p>
          <text:list>
            <text:list-item>
              <text:p text:style-name="P19"><text:soft-page-break/>Microservices can facilitate the implementation of analytics and monitoring tools across Canonical's software ecosystem. Different services can generate logs and metrics, and specialized microservices can aggregate and analyze this data.</text:p>
            </text:list-item>
          </text:list>
        </text:list-item>
        <text:list-item>
          <text:p text:style-name="P18"><text:span text:style-name="Strong_20_Emphasis">Dynamic Scaling and Resource Optimization:</text:span></text:p>
          <text:list>
            <text:list-item>
              <text:p text:style-name="P19">Canonical may use microservices to dynamically scale components based on demand. This allows for better resource utilization and cost efficiency, especially in cloud-based environments.</text:p>
            </text:list-item>
          </text:list>
        </text:list-item>
        <text:list-item>
          <text:p text:style-name="P18"><text:span text:style-name="Strong_20_Emphasis">Versioned and Independent Services:</text:span></text:p>
          <text:list>
            <text:list-item>
              <text:p text:style-name="P18">Canonical can ensure that each microservice is versioned independently, providing flexibility for users to upgrade or adopt new features selectively.</text:p>
            </text:list-item>
          </text:list>
        </text:list-item>
      </text:list>
      <text:p text:style-name="Text_20_body">While the adoption of microservices offers numerous advantages, it also introduces challenges such as service discovery, inter-service communication, and data consistency. Canonical would need to carefully design its microservices architecture, considering factors such as service contracts, API versioning, and robust communication patterns to ensure a cohesive and reliable software ecosystem.</text:p>
      <text:p text:style-name="Text_20_body"/>
      <text:p text:style-name="Text_20_body"/>
      <text:p text:style-name="Text_20_body"/>
      <text:p text:style-name="Text_20_body"/>
      <text:p text:style-name="Text_20_body"/>
      <text:p text:style-name="P7">You said " Microservices should be resiliant to failures, implementing fallback mechanisms to enhance system reliability. " Can you give an example of what fallback mechanisms could be put in place?</text:p>
      <text:p text:style-name="Text_20_body">Certainly! Fallback mechanisms are essential in microservices architecture to enhance system reliability by providing alternative strategies when a service or component experiences a failure or is temporarily unavailable. Here are some common fallback mechanisms:</text:p>
      <text:list text:style-name="L7">
        <text:list-item>
          <text:p text:style-name="P20"><text:span text:style-name="Strong_20_Emphasis">Circuit Breaker Pattern:</text:span></text:p>
          <text:list>
            <text:list-item>
              <text:p text:style-name="P21">The Circuit Breaker pattern is a design pattern that helps prevent a microservice from continuously trying to execute an operation that is likely to fail. When a certain threshold of failures is reached, the circuit breaker "opens," and subsequent requests are automatically redirected to a predefined fallback mechanism.</text:p>
            </text:list-item>
            <text:list-item>
              <text:p text:style-name="P21">Example: If a service is making requests to another microservice and encounters a high rate of failures, the circuit breaker can open and direct subsequent requests to a fallback mechanism, such as returning cached data or a default response.</text:p>
            </text:list-item>
          </text:list>
        </text:list-item>
        <text:list-item>
          <text:p text:style-name="P20"><text:span text:style-name="Strong_20_Emphasis">Timeouts:</text:span></text:p>
          <text:list>
            <text:list-item>
              <text:p text:style-name="P21">Implementing timeouts for requests can prevent a microservice from waiting indefinitely for a response. If a response is not received within a specified time frame, the system can trigger a fallback mechanism.</text:p>
            </text:list-item>
            <text:list-item>
              <text:p text:style-name="P21"><text:soft-page-break/>Example: If a microservice is calling an external API and the response time exceeds the defined timeout, it can switch to a fallback behavior, such as returning a default response or cached data.</text:p>
            </text:list-item>
          </text:list>
        </text:list-item>
        <text:list-item>
          <text:p text:style-name="P20"><text:span text:style-name="Strong_20_Emphasis">Graceful Degradation:</text:span></text:p>
          <text:list>
            <text:list-item>
              <text:p text:style-name="P21">Graceful degradation involves providing a reduced but functional set of features or services when a failure occurs. This ensures that even if some components are not fully operational, the overall system can still offer essential functionality.</text:p>
            </text:list-item>
            <text:list-item>
              <text:p text:style-name="P21">Example: If a microservice relies on multiple downstream services, and one of them is unavailable, the microservice can gracefully degrade by providing a subset of its features that don't depend on the unavailable service.</text:p>
            </text:list-item>
          </text:list>
        </text:list-item>
        <text:list-item>
          <text:p text:style-name="P20"><text:span text:style-name="Strong_20_Emphasis">Cache-based Fallback:</text:span></text:p>
          <text:list>
            <text:list-item>
              <text:p text:style-name="P21">Caching frequently requested data can be used as a fallback mechanism. If a service or component fails, the system can retrieve the necessary data from the cache instead of making a request to the failing component.</text:p>
            </text:list-item>
            <text:list-item>
              <text:p text:style-name="P21">Example: If a microservice is unable to fetch real-time data from a database due to a failure, it can use cached data for a certain period until the database becomes available again.</text:p>
            </text:list-item>
          </text:list>
        </text:list-item>
        <text:list-item>
          <text:p text:style-name="P20"><text:span text:style-name="Strong_20_Emphasis">Default Values:</text:span></text:p>
          <text:list>
            <text:list-item>
              <text:p text:style-name="P21">Providing default values or responses when a failure occurs can help ensure that the user or calling service receives some form of response, even if it's not the expected or real-time data.</text:p>
            </text:list-item>
            <text:list-item>
              <text:p text:style-name="P21">Example: If a microservice is unable to retrieve configuration data from a centralized configuration service, it can use default configuration values to continue operating.</text:p>
            </text:list-item>
          </text:list>
        </text:list-item>
        <text:list-item>
          <text:p text:style-name="P20"><text:span text:style-name="Strong_20_Emphasis">Fallback to Redundant Services:</text:span></text:p>
          <text:list>
            <text:list-item>
              <text:p text:style-name="P21">Having redundant services or alternative endpoints that can be used when the primary service is unavailable is a form of fallback. The system can automatically switch to these alternatives when failures are detected.</text:p>
            </text:list-item>
            <text:list-item>
              <text:p text:style-name="P20">Example: If a microservice relies on a specific external service for processing, it can automatically switch to an alternative service if the primary one is down.</text:p>
            </text:list-item>
          </text:list>
        </text:list-item>
      </text:list>
      <text:p text:style-name="Text_20_body">It's important to note that the choice of fallback mechanism depends on the specific requirements and characteristics of the microservices and the overall system architecture. Additionally, logging and monitoring should be implemented to track fallback occurrences and ensure that they are handled appropriately.</text:p>
      <text:p text:style-name="Text_20_body"/>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GB"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1-16T00:57:06.341369105</meta:creation-date>
    <dc:date>2023-11-16T19:38:40.475174181</dc:date>
    <meta:editing-duration>PT5H34M9S</meta:editing-duration>
    <meta:editing-cycles>4</meta:editing-cycles>
    <meta:generator>LibreOffice/7.6.2.1$Linux_X86_64 LibreOffice_project/56f7684011345957bbf33a7ee678afaf4d2ba333</meta:generator>
    <meta:document-statistic meta:table-count="0" meta:image-count="1" meta:object-count="0" meta:page-count="7" meta:paragraph-count="143" meta:word-count="2293" meta:character-count="15957" meta:non-whitespace-character-count="13925"/>
  </office:meta>
</office:document-meta>
</file>